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helvetica" svg:font-family="helvetica, arial, 'lucida grande'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2">
      <style:text-properties fo:language="en" fo:country="US"/>
    </style:style>
    <style:style style:name="P3" style:family="paragraph" style:parent-style-name="Preformatted_20_Text">
      <style:paragraph-properties fo:widows="1"/>
      <style:text-properties fo:language="en" fo:country="US"/>
    </style:style>
    <style:style style:name="P4" style:family="paragraph" style:parent-style-name="Heading_20_3">
      <style:text-properties fo:language="en" fo:country="US"/>
    </style:style>
    <style:style style:name="P5" style:family="paragraph" style:parent-style-name="Heading_20_1">
      <style:text-properties fo:language="en" fo:country="US"/>
    </style:style>
    <style:style style:name="T1" style:family="text">
      <style:text-properties fo:font-style="normal" fo:font-weight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ments and Analysis Document for Need For Ghetto</text:p>
      <text:p text:style-name="P1"/>
      <text:p text:style-name="P1"><text:s text:c="2"/><text:span text:style-name="T1">Version: 1.0</text:span></text:p>
      <text:p text:style-name="P1"/>
      <text:p text:style-name="P1"><text:s text:c="2"/><text:span text:style-name="T1">Date: 26-03-2015</text:span></text:p>
      <text:p text:style-name="P1"/>
      <text:p text:style-name="P1"><text:s/><text:span text:style-name="T1">Author: Amar, Jonathan, Marcus och Anton.</text:span></text:p>
      <text:p text:style-name="P1">This version overrides all previous versions.</text:p>
      <text:p text:style-name="P1"/>
      <text:h text:style-name="P5" text:outline-level="1">1 Introduction</text:h>
      <text:p text:style-name="P3"/>
      <text:p text:style-name="P1">This section gives a brief overview of the project.</text:p>
      <text:p text:style-name="P3"/>
      <text:h text:style-name="P2" text:outline-level="2"><text:span text:style-name="T2">1.1 Purpose of application</text:span> </text:h>
      <text:p text:style-name="P1">This application is a game with the sole purpose of entertainment.</text:p>
      <text:p text:style-name="P3"/>
      <text:h text:style-name="P2" text:outline-level="2">1.2 General characteristics of application</text:h>
      <text:p text:style-name="Text_20_body"><text:span text:style-name="T4">The game is designed for users who are looking for a entertaining single-player challenge. A user controls a vehicle to eleminate enemies with a weapon while avoid getting hit by them or their bullets. </text:span></text:p>
      <text:h text:style-name="P2" text:outline-level="2">1.4 Objectives and success criteria of the project </text:h>
      <text:p text:style-name="Text_20_body"><text:span text:style-name="T4">The goal is to complete a level with the highest score and shortest amount of time whitout crashing and getting shot by the enemies. </text:span></text:p>
      <text:h text:style-name="P2" text:outline-level="2">1.5 Definitions, acronyms and abbreviations </text:h>
      <text:h text:style-name="P5" text:outline-level="1">2 Requirements</text:h>
      <text:p text:style-name="P1">In this section we specify all requirements</text:p>
      <text:h text:style-name="P2" text:outline-level="2">2.1 Functional requirements</text:h>
      <text:p text:style-name="P1"><text:span text:style-name="T3">Create a list of high level functions here (from the use cases).</text:span></text:p>
      <text:h text:style-name="P2" text:outline-level="2">2.2 Non-functional requirements </text:h>
      <text:p text:style-name="P3"/>
      <text:p text:style-name="P1">Possible NA (not applicable).</text:p>
      <text:p text:style-name="P3"/>
      <text:h text:style-name="P4" text:outline-level="3"><text:soft-page-break/>2.2.1 Usability </text:h>
      <text:p text:style-name="P3"/>
      <text:h text:style-name="P4" text:outline-level="3">2.2.2 Reliability </text:h>
      <text:p text:style-name="P3"/>
      <text:h text:style-name="P4" text:outline-level="3">2.2.3 Performance </text:h>
      <text:p text:style-name="P3"/>
      <text:h text:style-name="P4" text:outline-level="3">2.2.4 Supportability</text:h>
      <text:p text:style-name="P3"/>
      <text:h text:style-name="P4" text:outline-level="3">2.2.5 Implementation </text:h>
      <text:p text:style-name="P3"/>
      <text:h text:style-name="P4" text:outline-level="3">2.2.6 Packaging and installation</text:h>
      <text:p text:style-name="P3"/>
      <text:h text:style-name="P4" text:outline-level="3">2.2.7 Legal </text:h>
      <text:p text:style-name="P3"/>
      <text:h text:style-name="P2" text:outline-level="2">2.3 Application models</text:h>
      <text:p text:style-name="P3"/>
      <text:h text:style-name="P4" text:outline-level="3">2.3.1 Use case model </text:h>
      <text:p text:style-name="P3"/>
      <text:p text:style-name="P1">UML and a list of UC names (text for all in appendix)</text:p>
      <text:p text:style-name="P3"/>
      <text:h text:style-name="P4" text:outline-level="3">2.3.2 Use cases priority</text:h>
      <text:p text:style-name="P3"/>
      <text:p text:style-name="P1">A list</text:p>
      <text:p text:style-name="P3"/>
      <text:h text:style-name="P4" text:outline-level="3">2.3.3 Domain model</text:h>
      <text:p text:style-name="P3"/>
      <text:p text:style-name="P1">UML, possible some text.</text:p>
      <text:p text:style-name="P3"/>
      <text:h text:style-name="P4" text:outline-level="3">2.3.4 User interface </text:h>
      <text:p text:style-name="P3"/>
      <text:p text:style-name="P1">Text to motivate a picture.</text:p>
      <text:p text:style-name="P3"/>
      <text:h text:style-name="P2" text:outline-level="2">2.4 References</text:h>
      <text:p text:style-name="P3"/>
      <text:p text:style-name="P1"><text:s text:c="2"/><text:span text:style-name="T1">APPENDIX </text:span></text:p>
      <text:p text:style-name="P3"><text:soft-page-break/></text:p>
      <text:p text:style-name="P1"><text:s text:c="2"/><text:span text:style-name="T1">GUI</text:span></text:p>
      <text:p text:style-name="P3"/>
      <text:p text:style-name="P1"><text:s text:c="2"/><text:span text:style-name="T1">Domain model</text:span></text:p>
      <text:p text:style-name="P3"/>
      <text:p text:style-name="P1"><text:s text:c="2"/><text:span text:style-name="T1">Use case texts</text:span>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helvetica" svg:font-family="helvetica, arial, 'lucida grande'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6T10:35:17.76</meta:creation-date>
    <dc:date>2015-03-26T14:41:49.87</dc:date>
    <meta:editing-duration>PT3H51M14S</meta:editing-duration>
    <meta:editing-cycles>17</meta:editing-cycles>
    <meta:generator>OpenOffice/4.1.1$Win32 OpenOffice.org_project/411m6$Build-9775</meta:generator>
    <meta:document-statistic meta:table-count="0" meta:image-count="0" meta:object-count="0" meta:page-count="3" meta:paragraph-count="42" meta:word-count="222" meta:character-count="1426"/>
  </office:meta>
</office:document-meta>
</file>